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81d41a" draw:textarea-horizontal-align="justify" draw:textarea-vertical-align="middle" draw:auto-grow-height="false" fo:min-height="0.1cm" fo:min-width="0cm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81d41a" draw:textarea-horizontal-align="justify" draw:textarea-vertical-align="middle" draw:auto-grow-height="false" fo:min-height="0.05cm" fo:min-width="0cm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9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15cm" fo:min-width="0cm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Long_20_Dash" svg:stroke-width="0.02cm" svg:stroke-color="#000000" draw:marker-start-width="0.23cm" draw:marker-end-width="0.23cm" draw:fill="solid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2" style:family="graphic" style:parent-style-name="standard">
      <style:graphic-properties draw:fill="solid" draw:fill-color="#2a6099" draw:opacity="70%" draw:textarea-vertical-align="middle" draw:shadow-opacity="70%"/>
    </style:style>
    <style:style style:name="gr13" style:family="graphic" style:parent-style-name="standard">
      <style:graphic-properties draw:fill="solid" draw:fill-color="#ff0000" draw:opacity="70%" draw:textarea-vertical-align="middle" draw:shadow-opacity="70%"/>
    </style:style>
    <style:style style:name="gr14" style:family="graphic" style:parent-style-name="standard">
      <style:graphic-properties draw:fill="solid" draw:fill-color="#81d41a" draw:opacity="70%" draw:textarea-vertical-align="middle" draw:shadow-opacity="70%"/>
    </style:style>
    <style:style style:name="gr15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7" style:family="graphic" style:parent-style-name="standard">
      <style:graphic-properties draw:fill="solid" draw:fill-color="#2a6099" draw:opacity="70%" draw:textarea-horizontal-align="justify" draw:textarea-vertical-align="middle" draw:auto-grow-height="false" fo:min-height="6.25cm" fo:min-width="8cm" draw:shadow-opacity="70%"/>
    </style:style>
    <style:style style:name="gr18" style:family="graphic" style:parent-style-name="standard">
      <style:graphic-properties svg:stroke-width="0.1cm" svg:stroke-color="#000000" draw:marker-start-width="0.36cm" draw:marker-end-width="0.36cm" draw:fill="none" draw:textarea-horizontal-align="justify" draw:textarea-vertical-align="middle" draw:auto-grow-height="false" draw:auto-grow-width="false" fo:min-height="0.95cm" fo:min-width="14.4cm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000000" draw:marker-start-width="0.349cm" draw:marker-end-width="0.349cm" draw:fill="solid" draw:textarea-vertical-align="middle" fo:padding-top="0.174cm" fo:padding-bottom="0.174cm" fo:padding-left="0.299cm" fo:padding-right="0.29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81d41a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solid" draw:fill-color="#2a6099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 draw:fill-color="#2a6099" draw:opacity="70%"/>
      <style:paragraph-properties fo:text-align="center"/>
    </style:style>
    <style:style style:name="P9" style:family="paragraph">
      <loext:graphic-properties draw:fill="solid" draw:fill-color="#ff0000" draw:opacity="70%"/>
      <style:paragraph-properties fo:text-align="center"/>
    </style:style>
    <style:style style:name="P10" style:family="paragraph">
      <loext:graphic-properties draw:fill="solid" draw:fill-color="#81d41a" draw:opacity="70%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color="#c9211e" loext:opacity="100%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c9211e" loext:opacity="100%" loext:color-lum-mod="100%" loext:color-lum-off="0%" fo:font-weight="bold" style:font-weight-asian="bold" style:font-weight-complex="bold"/>
    </style:style>
    <style:style style:name="P14" style:family="paragraph">
      <style:text-properties fo:color="#2a6099" loext:opacity="100%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2a6099" loext:opacity="100%" loext:color-lum-mod="100%" loext:color-lum-off="0%"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-8% 58%" fo:font-weight="bold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2a6099" loext:opacity="100%" style:text-position="-8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005cm" svg:y1="10.3cm" svg:x2="15.005cm" svg:y2="10.3cm">
          <text:p/>
        </draw:line>
        <draw:line draw:style-name="gr1" draw:text-style-name="P1" draw:layer="layout" svg:x1="6.005cm" svg:y1="10.3cm" svg:x2="6.005cm" svg:y2="3cm">
          <text:p/>
        </draw:line>
        <draw:custom-shape draw:style-name="gr2" draw:text-style-name="P2" draw:layer="layout" svg:width="0.35cm" svg:height="0.35cm" svg:x="16.405cm" svg:y="3.3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16.405cm" svg:y="4.3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32cm" svg:x="16.405cm" svg:y="5.43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3cm" svg:height="0.3cm" svg:x="13.405cm" svg:y="6.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7cm" svg:height="1.673cm" svg:x="17.305cm" svg:y="2.976cm">
          <draw:text-box>
            <text:p><text:span text:style-name="T1">chevreuil</text:span></text:p>
          </draw:text-box>
        </draw:frame>
        <draw:frame draw:style-name="gr7" draw:text-style-name="P5" draw:layer="layout" svg:width="2.4cm" svg:height="0.962cm" svg:x="17.405cm" svg:y="4.038cm">
          <draw:text-box>
            <text:p><text:span text:style-name="T1">chien</text:span></text:p>
          </draw:text-box>
        </draw:frame>
        <draw:frame draw:style-name="gr7" draw:text-style-name="P5" draw:layer="layout" svg:width="3.2cm" svg:height="0.962cm" svg:x="17.405cm" svg:y="5.138cm">
          <draw:text-box>
            <text:p><text:span text:style-name="T1">sanglier</text:span></text:p>
          </draw:text-box>
        </draw:frame>
        <draw:frame draw:style-name="gr7" draw:text-style-name="P5" draw:layer="layout" svg:width="1.9cm" svg:height="0.962cm" svg:x="14.305cm" svg:y="10.4cm">
          <draw:text-box>
            <text:p><text:span text:style-name="T1">taille</text:span></text:p>
          </draw:text-box>
        </draw:frame>
        <draw:frame draw:style-name="gr8" draw:text-style-name="P5" draw:layer="layout" svg:width="3.4cm" svg:height="1.1cm" svg:x="6.305cm" svg:y="2.6cm">
          <draw:text-box>
            <text:p><text:span text:style-name="T1">poids</text:span></text:p>
          </draw:text-box>
        </draw:frame>
        <draw:custom-shape draw:style-name="gr5" draw:text-style-name="P2" draw:layer="layout" svg:width="0.3cm" svg:height="0.3cm" svg:x="12.605cm" svg:y="7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cm" svg:height="0.3cm" svg:x="13.705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cm" svg:height="0.3cm" svg:x="11.905cm" svg:y="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cm" svg:height="0.3cm" svg:x="9.205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cm" svg:height="0.3cm" svg:x="11.605cm" svg:y="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cm" svg:height="0.3cm" svg:x="13.505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6.405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8.405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7.805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6.705cm" svg:y="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7.405cm" svg:y="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32cm" svg:x="8.405cm" svg:y="4.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9.306cm" svg:y="5.0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3cm" svg:height="0.3cm" svg:x="8.405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4cm" svg:height="0.32cm" svg:x="12.207cm" svg:y="5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9.307cm" svg:y="5.8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8.407cm" svg:y="5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10.007cm" svg:y="5.5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10.007cm" svg:y="4.8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4cm" svg:height="0.4cm" svg:x="9.205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32cm" svg:x="8.405cm" svg:y="7.3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7.105cm" svg:y="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11.305cm" svg:y="6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4cm" svg:height="0.4cm" svg:x="7.40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5cm" svg:height="0.45cm" svg:x="11.805cm" svg:y="7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2.005cm" svg:y1="7.6cm" svg:x2="12.705cm" svg:y2="7.4cm">
          <text:p/>
        </draw:line>
        <draw:line draw:style-name="gr10" draw:text-style-name="P1" draw:layer="layout" svg:x1="12.005cm" svg:y1="7.6cm" svg:x2="11.805cm" svg:y2="8.2cm">
          <text:p/>
        </draw:line>
        <draw:line draw:style-name="gr10" draw:text-style-name="P1" draw:layer="layout" svg:x1="12.005cm" svg:y1="7.6cm" svg:x2="11.505cm" svg:y2="7.1cm">
          <text:p/>
        </draw:line>
        <draw:custom-shape draw:style-name="gr9" draw:text-style-name="P6" draw:layer="layout" svg:width="0.45cm" svg:height="0.45cm" svg:x="16.406cm" svg:y="9.32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5.8cm" svg:height="1.673cm" svg:x="16.805cm" svg:y="8.827cm">
          <draw:text-box>
            <text:p><text:span text:style-name="T1">est probablement un chevreuil</text:span></text:p>
          </draw:text-box>
        </draw:frame>
        <draw:frame draw:style-name="gr11" draw:text-style-name="P5" draw:layer="layout" svg:width="6.1cm" svg:height="1.6cm" svg:x="16.405cm" svg:y="7.2cm">
          <draw:text-box>
            <text:p><text:span text:style-name="T1">K = 3</text:span></text:p>
          </draw:text-box>
        </draw:frame>
      </draw:page>
      <draw:page draw:name="page2" draw:style-name="dp1" draw:master-page-name="Standard">
        <draw:line draw:style-name="gr1" draw:text-style-name="P1" draw:layer="layout" svg:x1="6.7cm" svg:y1="10.8cm" svg:x2="15.7cm" svg:y2="10.8cm">
          <text:p/>
        </draw:line>
        <draw:line draw:style-name="gr1" draw:text-style-name="P1" draw:layer="layout" svg:x1="6.7cm" svg:y1="10.8cm" svg:x2="6.7cm" svg:y2="3.5cm">
          <text:p/>
        </draw:line>
        <draw:custom-shape draw:style-name="gr2" draw:text-style-name="P2" draw:layer="layout" svg:width="0.35cm" svg:height="0.35cm" svg:x="17cm" svg:y="4.5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17cm" svg:y="5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32cm" svg:x="17cm" svg:y="6.6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3cm" svg:height="0.3cm" svg:x="14.1cm" svg:y="7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7cm" svg:height="1.673cm" svg:x="17.9cm" svg:y="4.2cm">
          <draw:text-box>
            <text:p>chevreuil</text:p>
          </draw:text-box>
        </draw:frame>
        <draw:frame draw:style-name="gr7" draw:text-style-name="P7" draw:layer="layout" svg:width="2.4cm" svg:height="0.962cm" svg:x="18cm" svg:y="5.262cm">
          <draw:text-box>
            <text:p>chien</text:p>
          </draw:text-box>
        </draw:frame>
        <draw:frame draw:style-name="gr7" draw:text-style-name="P7" draw:layer="layout" svg:width="3.2cm" svg:height="0.962cm" svg:x="18cm" svg:y="6.362cm">
          <draw:text-box>
            <text:p>sanglier</text:p>
          </draw:text-box>
        </draw:frame>
        <draw:frame draw:style-name="gr7" draw:text-style-name="P7" draw:layer="layout" svg:width="1.9cm" svg:height="0.962cm" svg:x="15cm" svg:y="10.9cm">
          <draw:text-box>
            <text:p>taille</text:p>
          </draw:text-box>
        </draw:frame>
        <draw:frame draw:style-name="gr8" draw:text-style-name="P7" draw:layer="layout" svg:width="3.4cm" svg:height="1.1cm" svg:x="7cm" svg:y="3.1cm">
          <draw:text-box>
            <text:p>poids</text:p>
          </draw:text-box>
        </draw:frame>
        <draw:custom-shape draw:style-name="gr5" draw:text-style-name="P2" draw:layer="layout" svg:width="0.3cm" svg:height="0.3cm" svg:x="13.3cm" svg:y="7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cm" svg:height="0.3cm" svg:x="14.4cm" svg:y="8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cm" svg:height="0.3cm" svg:x="12.6cm" svg:y="6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cm" svg:height="0.3cm" svg:x="9.9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cm" svg:height="0.3cm" svg:x="12.3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cm" svg:height="0.3cm" svg:x="14.2cm" svg:y="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7.1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9.1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8.5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7.4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8.1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32cm" svg:x="9.1cm" svg:y="5.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10.001cm" svg:y="5.5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3cm" svg:height="0.3cm" svg:x="9.1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4cm" svg:height="0.32cm" svg:x="12.902cm" svg:y="6.2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10.002cm" svg:y="6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9.102cm" svg:y="6.2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10.702cm" svg:y="6.0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10.702cm" svg:y="5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4cm" svg:height="0.4cm" svg:x="9.9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32cm" svg:x="9.1cm" svg:y="7.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7.8cm" svg:y="7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12cm" svg:y="7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4cm" svg:height="0.4cm" svg:x="8.1cm" svg:y="1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2" draw:text-style-name="P8" draw:layer="layout" svg:width="8.099cm" svg:height="4.399cm" svg:x="6.7cm" svg:y="4.1cm" svg:viewBox="0 0 8100 4400" draw:points="0,3900 900,4000 1700,4000 2100,4000 2300,4200 2500,4400 2900,4400 3200,3900 3800,3500 4800,3600 5300,3900 5800,3800 6100,3500 5200,2900 5100,2700 7000,2700 7700,1900 8100,1400 8100,0 0,100">
          <text:p/>
        </draw:polygon>
        <draw:polygon draw:style-name="gr13" draw:text-style-name="P9" draw:layer="layout" svg:width="4.599cm" svg:height="3.199cm" svg:x="6.7cm" svg:y="7.6cm" svg:viewBox="0 0 4600 3200" draw:points="0,400 900,500 2100,500 2500,900 2900,900 3200,400 3800,0 4600,100 4300,1300 2600,1200 2100,1500 2100,2100 3000,2500 4300,3200 0,3200">
          <text:p/>
        </draw:polygon>
        <draw:polygon draw:style-name="gr14" draw:text-style-name="P10" draw:layer="layout" svg:width="5.999cm" svg:height="5.299cm" svg:x="8.8cm" svg:y="5.5cm" svg:viewBox="0 0 6000 5300" draw:points="6000,0 4900,1300 3000,1300 3100,1500 4000,2100 3700,2400 3200,2500 2700,2200 2500,2200 2200,3400 500,3300 0,3600 0,4200 2200,5300 6000,5300">
          <text:p/>
        </draw:polygon>
        <draw:frame draw:style-name="gr15" draw:text-style-name="P7" draw:layer="layout" svg:width="5.1cm" svg:height="1.4cm" svg:x="17.1cm" svg:y="7.9cm">
          <draw:text-box>
            <text:p>K = 1</text:p>
          </draw:text-box>
        </draw:frame>
        <draw:custom-shape draw:style-name="gr9" draw:text-style-name="P6" draw:layer="layout" svg:width="0.45cm" svg:height="0.45cm" svg:x="8.7cm" svg:y="9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9.7cm" svg:y1="11.7cm" svg:x2="9cm" svg:y2="9.8cm">
          <text:p/>
        </draw:line>
        <draw:frame draw:style-name="gr16" draw:text-style-name="P7" draw:layer="layout" svg:width="4.8cm" svg:height="1cm" svg:x="9cm" svg:y="11.7cm">
          <draw:text-box>
            <text:p>Un chevreuil ?</text:p>
          </draw:text-box>
        </draw:frame>
      </draw:page>
      <draw:page draw:name="page3" draw:style-name="dp1" draw:master-page-name="Standard">
        <draw:line draw:style-name="gr1" draw:text-style-name="P1" draw:layer="layout" svg:x1="6.605cm" svg:y1="10.8cm" svg:x2="15.605cm" svg:y2="10.8cm">
          <text:p/>
        </draw:line>
        <draw:line draw:style-name="gr1" draw:text-style-name="P1" draw:layer="layout" svg:x1="6.605cm" svg:y1="10.8cm" svg:x2="6.605cm" svg:y2="3.5cm">
          <text:p/>
        </draw:line>
        <draw:custom-shape draw:style-name="gr2" draw:text-style-name="P2" draw:layer="layout" svg:width="0.35cm" svg:height="0.35cm" svg:x="16.905cm" svg:y="4.5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16.905cm" svg:y="5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32cm" svg:x="16.905cm" svg:y="6.6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3cm" svg:height="0.3cm" svg:x="14.005cm" svg:y="7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7cm" svg:height="1.673cm" svg:x="17.805cm" svg:y="4.2cm">
          <draw:text-box>
            <text:p>chevreuil</text:p>
          </draw:text-box>
        </draw:frame>
        <draw:frame draw:style-name="gr7" draw:text-style-name="P7" draw:layer="layout" svg:width="2.4cm" svg:height="0.962cm" svg:x="17.905cm" svg:y="5.262cm">
          <draw:text-box>
            <text:p>chien</text:p>
          </draw:text-box>
        </draw:frame>
        <draw:frame draw:style-name="gr7" draw:text-style-name="P7" draw:layer="layout" svg:width="3.2cm" svg:height="0.962cm" svg:x="17.905cm" svg:y="6.362cm">
          <draw:text-box>
            <text:p>sanglier</text:p>
          </draw:text-box>
        </draw:frame>
        <draw:frame draw:style-name="gr7" draw:text-style-name="P7" draw:layer="layout" svg:width="1.9cm" svg:height="0.962cm" svg:x="14.905cm" svg:y="10.9cm">
          <draw:text-box>
            <text:p>taille</text:p>
          </draw:text-box>
        </draw:frame>
        <draw:frame draw:style-name="gr8" draw:text-style-name="P7" draw:layer="layout" svg:width="3.4cm" svg:height="1.1cm" svg:x="6.905cm" svg:y="3.1cm">
          <draw:text-box>
            <text:p>poids</text:p>
          </draw:text-box>
        </draw:frame>
        <draw:custom-shape draw:style-name="gr5" draw:text-style-name="P2" draw:layer="layout" svg:width="0.3cm" svg:height="0.3cm" svg:x="13.205cm" svg:y="7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cm" svg:height="0.3cm" svg:x="14.305cm" svg:y="8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cm" svg:height="0.3cm" svg:x="12.505cm" svg:y="6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cm" svg:height="0.3cm" svg:x="9.805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cm" svg:height="0.3cm" svg:x="12.205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cm" svg:height="0.3cm" svg:x="14.105cm" svg:y="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7.005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9.005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8.405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7.305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8.005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32cm" svg:x="9.005cm" svg:y="5.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9.906cm" svg:y="5.5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3cm" svg:height="0.3cm" svg:x="9.005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4cm" svg:height="0.32cm" svg:x="12.807cm" svg:y="6.2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9.907cm" svg:y="6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9.007cm" svg:y="6.2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10.607cm" svg:y="6.0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10.607cm" svg:y="5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4cm" svg:height="0.4cm" svg:x="9.805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32cm" svg:x="9.005cm" svg:y="7.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7.705cm" svg:y="7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11.905cm" svg:y="7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4cm" svg:height="0.4cm" svg:x="8.005cm" svg:y="1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8.5cm" svg:height="6.5cm" svg:x="6.6cm" svg:y="4.3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cm" svg:height="0.962cm" svg:x="16.8cm" svg:y="8.338cm">
          <draw:text-box>
            <text:p>K = 25</text:p>
          </draw:text-box>
        </draw:frame>
      </draw:page>
      <draw:page draw:name="page4" draw:style-name="dp1" draw:master-page-name="Standard">
        <draw:custom-shape draw:style-name="gr18" draw:text-style-name="P6" draw:layer="measurelines" svg:width="15cm" svg:height="1.3cm" svg:x="3.8cm" svg:y="4.4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measurelines" svg:width="1.6cm" svg:height="1cm" svg:x="1.8cm" svg:y="4.5cm">
          <draw:text-box>
            <text:p>E = </text:p>
          </draw:text-box>
        </draw:frame>
        <draw:custom-shape draw:style-name="gr18" draw:text-style-name="P6" draw:layer="measurelines" svg:width="15cm" svg:height="1.3cm" svg:x="7cm" svg:y="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measurelines" svg:width="15cm" svg:height="1.3cm" svg:x="7cm" svg:y="9.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measurelines" svg:width="15cm" svg:height="1.3cm" svg:x="7cm" svg:y="11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measurelines" svg:width="15cm" svg:height="1.3cm" svg:x="7cm" svg:y="13.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measurelines" svg:width="15cm" svg:height="1.3cm" svg:x="7cm" svg:y="16.2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measurelines" svg:x1="19cm" svg:y1="7cm" svg:x2="19cm" svg:y2="8.3cm">
          <text:p/>
        </draw:line>
        <draw:line draw:style-name="gr19" draw:text-style-name="P1" draw:layer="measurelines" svg:x1="19cm" svg:y1="9.3cm" svg:x2="19cm" svg:y2="10.6cm">
          <text:p/>
        </draw:line>
        <draw:line draw:style-name="gr19" draw:text-style-name="P1" draw:layer="measurelines" svg:x1="16cm" svg:y1="9.3cm" svg:x2="16cm" svg:y2="10.6cm">
          <text:p/>
        </draw:line>
        <draw:line draw:style-name="gr19" draw:text-style-name="P1" draw:layer="measurelines" svg:x1="16cm" svg:y1="11.6cm" svg:x2="16cm" svg:y2="12.9cm">
          <text:p/>
        </draw:line>
        <draw:line draw:style-name="gr19" draw:text-style-name="P1" draw:layer="measurelines" svg:x1="13cm" svg:y1="11.6cm" svg:x2="13cm" svg:y2="12.9cm">
          <text:p/>
        </draw:line>
        <draw:line draw:style-name="gr19" draw:text-style-name="P1" draw:layer="measurelines" svg:x1="13cm" svg:y1="13.9cm" svg:x2="13cm" svg:y2="15.2cm">
          <text:p/>
        </draw:line>
        <draw:line draw:style-name="gr19" draw:text-style-name="P1" draw:layer="measurelines" svg:x1="10cm" svg:y1="13.9cm" svg:x2="10cm" svg:y2="15.2cm">
          <text:p/>
        </draw:line>
        <draw:line draw:style-name="gr19" draw:text-style-name="P1" draw:layer="measurelines" svg:x1="10cm" svg:y1="16.2cm" svg:x2="10cm" svg:y2="17.5cm">
          <text:p/>
        </draw:line>
        <draw:frame draw:style-name="gr8" draw:text-style-name="P13" draw:layer="measurelines" svg:width="1.3cm" svg:height="1.1cm" svg:x="12.7cm" svg:y="7.1cm">
          <draw:text-box>
            <text:p text:style-name="P12"><text:span text:style-name="T2">D</text:span><text:span text:style-name="T3">A</text:span></text:p>
          </draw:text-box>
        </draw:frame>
        <draw:frame draw:style-name="gr8" draw:text-style-name="P15" draw:layer="measurelines" svg:width="1.3cm" svg:height="1.1cm" svg:x="19.9cm" svg:y="7.1cm">
          <draw:text-box>
            <text:p text:style-name="P14"><text:span text:style-name="T4">D</text:span><text:span text:style-name="T5">T</text:span></text:p>
          </draw:text-box>
        </draw:frame>
        <draw:frame draw:style-name="gr8" draw:text-style-name="P15" draw:layer="measurelines" svg:width="1.3cm" svg:height="1.1cm" svg:x="16.9cm" svg:y="9.5cm">
          <draw:text-box>
            <text:p text:style-name="P14"><text:span text:style-name="T4">D</text:span><text:span text:style-name="T5">T</text:span></text:p>
          </draw:text-box>
        </draw:frame>
        <draw:frame draw:style-name="gr8" draw:text-style-name="P15" draw:layer="measurelines" svg:width="1.3cm" svg:height="1.1cm" svg:x="13.9cm" svg:y="11.8cm">
          <draw:text-box>
            <text:p text:style-name="P14"><text:span text:style-name="T4">D</text:span><text:span text:style-name="T5">T</text:span></text:p>
          </draw:text-box>
        </draw:frame>
        <draw:frame draw:style-name="gr8" draw:text-style-name="P15" draw:layer="measurelines" svg:width="1.3cm" svg:height="1.1cm" svg:x="11cm" svg:y="14cm">
          <draw:text-box>
            <text:p text:style-name="P14"><text:span text:style-name="T4">D</text:span><text:span text:style-name="T5">T</text:span></text:p>
          </draw:text-box>
        </draw:frame>
        <draw:frame draw:style-name="gr8" draw:text-style-name="P15" draw:layer="measurelines" svg:width="1.3cm" svg:height="1.1cm" svg:x="7.9cm" svg:y="16.4cm">
          <draw:text-box>
            <text:p text:style-name="P14"><text:span text:style-name="T4">D</text:span><text:span text:style-name="T5">T</text:span></text:p>
          </draw:text-box>
        </draw:frame>
        <draw:frame draw:style-name="gr8" draw:text-style-name="P13" draw:layer="measurelines" svg:width="1.3cm" svg:height="1.1cm" svg:x="10.5cm" svg:y="9.5cm">
          <draw:text-box>
            <text:p text:style-name="P12"><text:span text:style-name="T2">D</text:span><text:span text:style-name="T3">A</text:span></text:p>
          </draw:text-box>
        </draw:frame>
        <draw:frame draw:style-name="gr8" draw:text-style-name="P13" draw:layer="measurelines" svg:width="1.3cm" svg:height="1.1cm" svg:x="9.4cm" svg:y="11.7cm">
          <draw:text-box>
            <text:p text:style-name="P12"><text:span text:style-name="T2">D</text:span><text:span text:style-name="T3">A</text:span></text:p>
          </draw:text-box>
        </draw:frame>
        <draw:frame draw:style-name="gr8" draw:text-style-name="P13" draw:layer="measurelines" svg:width="1.3cm" svg:height="1.1cm" svg:x="7.9cm" svg:y="14cm">
          <draw:text-box>
            <text:p text:style-name="P12"><text:span text:style-name="T2">D</text:span><text:span text:style-name="T3">A</text:span></text:p>
          </draw:text-box>
        </draw:frame>
        <draw:frame draw:style-name="gr8" draw:text-style-name="P13" draw:layer="measurelines" svg:width="1.3cm" svg:height="1.1cm" svg:x="16.7cm" svg:y="14cm">
          <draw:text-box>
            <text:p text:style-name="P12"><text:span text:style-name="T2">D</text:span><text:span text:style-name="T3">A</text:span></text:p>
          </draw:text-box>
        </draw:frame>
        <draw:frame draw:style-name="gr8" draw:text-style-name="P13" draw:layer="measurelines" svg:width="1.3cm" svg:height="1.1cm" svg:x="14.8cm" svg:y="16.3cm">
          <draw:text-box>
            <text:p text:style-name="P12"><text:span text:style-name="T2">D</text:span><text:span text:style-name="T3">A</text:span></text:p>
          </draw:text-box>
        </draw:frame>
        <draw:frame draw:style-name="gr8" draw:text-style-name="P13" draw:layer="measurelines" svg:width="1.3cm" svg:height="1.1cm" svg:x="18.3cm" svg:y="11.7cm">
          <draw:text-box>
            <text:p text:style-name="P12"><text:span text:style-name="T2">D</text:span><text:span text:style-name="T3">A</text:span></text:p>
          </draw:text-box>
        </draw:frame>
        <draw:frame draw:style-name="gr8" draw:text-style-name="P13" draw:layer="measurelines" svg:width="1.3cm" svg:height="1.1cm" svg:x="19.8cm" svg:y="9.4cm">
          <draw:text-box>
            <text:p text:style-name="P12"><text:span text:style-name="T2">D</text:span><text:span text:style-name="T3">A</text:span></text:p>
          </draw:text-box>
        </draw:frame>
      </draw:page>
      <draw:page draw:name="page5" draw:style-name="dp1" draw:master-page-name="Standard">
        <draw:line draw:style-name="gr1" draw:text-style-name="P1" draw:layer="layout" svg:x1="15.8cm" svg:y1="18.7cm" svg:x2="24.8cm" svg:y2="18.7cm">
          <text:p/>
        </draw:line>
        <draw:line draw:style-name="gr1" draw:text-style-name="P1" draw:layer="layout" svg:x1="15.8cm" svg:y1="18.7cm" svg:x2="15.8cm" svg:y2="11.4cm">
          <text:p/>
        </draw:line>
        <draw:custom-shape draw:style-name="gr2" draw:text-style-name="P2" draw:layer="layout" svg:width="0.35cm" svg:height="0.35cm" svg:x="9.8cm" svg:y="11.2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9.8cm" svg:y="12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32cm" svg:x="9.8cm" svg:y="13.3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3cm" svg:height="0.3cm" svg:x="23.2cm" svg:y="14.9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7cm" svg:height="1.673cm" svg:x="10.7cm" svg:y="10.9cm">
          <draw:text-box>
            <text:p><text:span text:style-name="T1">chevreuil</text:span></text:p>
          </draw:text-box>
        </draw:frame>
        <draw:frame draw:style-name="gr7" draw:text-style-name="P5" draw:layer="layout" svg:width="2.4cm" svg:height="0.962cm" svg:x="10.8cm" svg:y="11.962cm">
          <draw:text-box>
            <text:p><text:span text:style-name="T1">chien</text:span></text:p>
          </draw:text-box>
        </draw:frame>
        <draw:frame draw:style-name="gr7" draw:text-style-name="P5" draw:layer="layout" svg:width="3.2cm" svg:height="0.962cm" svg:x="10.8cm" svg:y="13.062cm">
          <draw:text-box>
            <text:p><text:span text:style-name="T1">sanglier</text:span></text:p>
          </draw:text-box>
        </draw:frame>
        <draw:frame draw:style-name="gr16" draw:text-style-name="P5" draw:layer="layout" svg:width="4cm" svg:height="1cm" svg:x="24.1cm" svg:y="18.8cm">
          <draw:text-box>
            <text:p><text:span text:style-name="T1">taille en kg</text:span></text:p>
          </draw:text-box>
        </draw:frame>
        <draw:frame draw:style-name="gr8" draw:text-style-name="P5" draw:layer="layout" svg:width="3.4cm" svg:height="1.1cm" svg:x="16.1cm" svg:y="11cm">
          <draw:text-box>
            <text:p><text:span text:style-name="T1">poids</text:span></text:p>
          </draw:text-box>
        </draw:frame>
        <draw:custom-shape draw:style-name="gr5" draw:text-style-name="P2" draw:layer="layout" svg:width="0.3cm" svg:height="0.3cm" svg:x="22.4cm" svg:y="1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cm" svg:height="0.3cm" svg:x="23.5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cm" svg:height="0.3cm" svg:x="21.7cm" svg:y="1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cm" svg:height="0.3cm" svg:x="19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cm" svg:height="0.3cm" svg:x="21.4cm" svg:y="1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cm" svg:height="0.3cm" svg:x="23.3cm" svg:y="1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16.2cm" svg:y="1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8.2cm" svg:y="1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7.6cm" svg:y="1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6.5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7.2cm" svg:y="1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32cm" svg:x="18.2cm" svg:y="13.3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19.101cm" svg:y="13.4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3cm" svg:height="0.3cm" svg:x="18.2cm" svg:y="1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4cm" svg:height="0.32cm" svg:x="22.002cm" svg:y="14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19.102cm" svg:y="14.2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18.202cm" svg:y="14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19.802cm" svg:y="13.9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19.802cm" svg:y="13.2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4cm" svg:height="0.4cm" svg:x="19cm" svg:y="1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32cm" svg:x="18.2cm" svg:y="15.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16.9cm" svg:y="15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21.1cm" svg:y="15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4cm" svg:height="0.4cm" svg:x="17.2cm" svg:y="1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2cm" svg:y1="18.638cm" svg:x2="12.2cm" svg:y2="18.638cm">
          <text:p/>
        </draw:line>
        <draw:line draw:style-name="gr1" draw:text-style-name="P1" draw:layer="layout" svg:x1="3.2cm" svg:y1="18.638cm" svg:x2="3.2cm" svg:y2="11.338cm">
          <text:p/>
        </draw:line>
        <draw:custom-shape draw:style-name="gr5" draw:text-style-name="P2" draw:layer="layout" svg:width="0.3cm" svg:height="0.3cm" svg:x="4.6cm" svg:y="14.83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3cm" svg:height="1.673cm" svg:x="11.6cm" svg:y="18.7cm">
          <draw:text-box>
            <text:p><text:span text:style-name="T1">taille en t</text:span></text:p>
          </draw:text-box>
        </draw:frame>
        <draw:frame draw:style-name="gr8" draw:text-style-name="P5" draw:layer="layout" svg:width="3.4cm" svg:height="1.1cm" svg:x="3.5cm" svg:y="10.938cm">
          <draw:text-box>
            <text:p><text:span text:style-name="T1">poids</text:span></text:p>
          </draw:text-box>
        </draw:frame>
        <draw:custom-shape draw:style-name="gr5" draw:text-style-name="P2" draw:layer="layout" svg:width="0.3cm" svg:height="0.3cm" svg:x="4.3cm" svg:y="15.5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cm" svg:height="0.3cm" svg:x="4.7cm" svg:y="16.1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cm" svg:height="0.3cm" svg:x="4.2cm" svg:y="14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cm" svg:height="0.3cm" svg:x="3.6cm" svg:y="17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cm" svg:height="0.3cm" svg:x="4.1cm" svg:y="16.4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cm" svg:height="0.3cm" svg:x="4.6cm" svg:y="15.4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3.2cm" svg:y="17.8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3.4cm" svg:y="17.8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3.3cm" svg:y="1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3.2cm" svg:y="16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3.3cm" svg:y="17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32cm" svg:x="3.7cm" svg:y="13.3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3.801cm" svg:y="13.4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3cm" svg:height="0.3cm" svg:x="3.5cm" svg:y="17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4cm" svg:height="0.32cm" svg:x="4.202cm" svg:y="14.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3.702cm" svg:y="14.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3.602cm" svg:y="14.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3.702cm" svg:y="13.9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3.802cm" svg:y="13.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4cm" svg:height="0.4cm" svg:x="3.6cm" svg:y="16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32cm" svg:x="3.5cm" svg:y="15.7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3.4cm" svg:y="15.33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4cm" svg:height="0.32cm" svg:x="4cm" svg:y="15.23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4cm" svg:height="0.4cm" svg:x="3.2cm" svg:y="18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5:34:59.374007153</meta:creation-date>
    <meta:generator>LibreOffice/7.4.7.2$Linux_X86_64 LibreOffice_project/40$Build-2</meta:generator>
    <dc:date>2024-06-11T18:24:16.747870949</dc:date>
    <meta:editing-duration>PT17H24M47S</meta:editing-duration>
    <meta:editing-cycles>4</meta:editing-cycles>
    <meta:document-statistic meta:object-count="213"/>
  </office:meta>
</office:document-meta>
</file>